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Gaming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0">
            <text:p>30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0]+[.F12]+[.H11]" office:value-type="percentage" office:value="0.065">
            <text:p>6,5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37.7130940578931">
            <text:p>$37,71</text:p>
          </table:table-cell>
          <table:table-cell table:style-name="ce13" table:formula="of:=[.G2]/1.07" office:value-type="currency" office:currency="EUR" office:value="35.2458822970963">
            <text:p>35,25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2400">
            <text:p>240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8">
            <text:p>8,0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28.9710900316465">
            <text:p>$28,97</text:p>
          </table:table-cell>
          <table:table-cell table:style-name="ce14" table:formula="of:=[.G3]/1.07" office:value-type="currency" office:currency="EUR" office:value="27.0757850763051">
            <text:p>27,08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27.6385477698495">
            <text:p>27,64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380">
            <text:p>380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95">
            <text:p>9,5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23.2398664158626">
            <text:p>$23,24</text:p>
          </table:table-cell>
          <table:table-cell table:style-name="ce15" table:formula="of:=[.G4]/1.07" office:value-type="currency" office:currency="EUR" office:value="21.7195013232361">
            <text:p>21,72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1.46">
            <text:p>$1,46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3">
            <text:p>3,00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6.31578947368421">
            <text:p>6,32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5,88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8:53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5T18:53:30.71</dc:date>
    <dc:creator>aaa </dc:creator>
    <meta:editing-duration>P2DT22H14M34S</meta:editing-duration>
    <meta:editing-cycles>47</meta:editing-cycles>
    <meta:generator>OpenOffice/4.1.5$Win32 OpenOffice.org_project/415m1$Build-9789</meta:generator>
    <meta:document-statistic meta:table-count="5" meta:cell-count="616" meta:object-count="0"/>
  </office:meta>
</office:document-meta>
</file>